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Data on x: 12.322000; Data on y: 19.947001; Data on z: 1035.597046</text:span></text:p>
      <text:p text:style-name="P1"><text:span text:style-name="T1">Data on x: 12.261000; Data on y: 20.191000; Data on z: 1037.488037</text:span></text:p>
      <text:p text:style-name="P1"><text:span text:style-name="T1">Data on x: 14.396000; Data on y: 20.801001; Data on z: 1036.207031</text:span></text:p>
      <text:p text:style-name="P1"><text:span text:style-name="T1">Data on x: 13.908000; Data on y: 21.167000; Data on z: 1036.084961</text:span></text:p>
      <text:p text:style-name="P1"><text:span text:style-name="T1">Data on x: 13.542000; Data on y: 19.093000; Data on z: 1036.267944</text:span></text:p>
      <text:p text:style-name="P1"><text:span text:style-name="T1">Data on x: 12.993000; Data on y: 19.9 Data on x: 12.627000; Data on y: 19.947001; Data on z: 1035.291992</text:span></text:p>
      <text:p text:style-name="P1"><text:span text:style-name="T1">Data on x: 13.603000; Data on y: 20.252001; Data on z: 1034.864990</text:span></text:p>
      <text:p text:style-name="P1"><text:span text:style-name="T1">Data on x: 12.566000; Data on y: 21.533001; Data on z: 1035.109009</text:span></text:p>
      <text:p text:style-name="P1"><text:span text:style-name="T1">Data on x: 12.444000; Data on y: 21.655001; Data on z: 1036.207031</text:span></text:p>
      <text:p text:style-name="P1"><text:span text:style-name="T1">Data on x: 13.481000; Data on y: 20.37 Data on x: 13.847000; Data on y: 20.252001; Data on z: 1034.620972</text:span></text:p>
      <text:p text:style-name="P1"><text:span text:style-name="T1">Data on x: 13.664000; Data on y: 21.167000; Data on z: 1037.121948</text:span></text:p>
      <text:p text:style-name="P1"><text:span text:style-name="T1">Data on x: 13.237000; Data on y: 20.434999; Data on z: 1037.548950</text:span></text:p>
      <text:p text:style-name="P1"><text:span text:style-name="T1">Data on x: 12.810000; Data on y: 21.350000; Data on z: 1035.474976</text:span></text:p>
      <text:p text:style-name="P1"><text:span text:style-name="T1">Data on x: 13.969000; Data on y: 22.7Data on x: 13.298000; Data on y: 21.837999; Data on z: 1035.413940</text:span></text:p>
      <text:p text:style-name="P1"><text:span text:style-name="T1">Data on x: 12.688000; Data on y: 20.129999; Data on z: 1036.755981</text:span></text:p>
      <text:p text:style-name="P1"><text:span text:style-name="T1">Data on x: 12.749000; Data on y: 21.045000; Data on z: 1033.279053</text:span></text:p>
      <text:p text:style-name="P1"><text:span text:style-name="T1">Data on x: 12.932000; Data on y: 21.837999; Data on z: 1034.864990</text:span></text:p>
      <text:p text:style-name="P1"><text:span text:style-name="T1">Data on Data on x: 14.030000; Data on y: 21.289000; Data on z: 1034.803955</text:span></text:p>
      <text:p text:style-name="P1"><text:span text:style-name="T1">Data on x: 14.457000; Data on y: 20.740000; Data on z: 1036.878052</text:span></text:p>
      <text:p text:style-name="P1"><text:span text:style-name="T1">Data on x: 12.078000; Data on y: 21.228001; Data on z: 1036.084961</text:span></text:p>
      <text:p text:style-name="P1"><text:span text:style-name="T1">Data on x: 13.237000; Data on y: 22.691999; Data on z: 1035.657959</text:span></text:p>
      <text:p text:style-name="P1"><text:span text:style-name="T1">Data on x: Data on x: 14.396000; Data on y: 20.252001; Data on z: 1034.499023</text:span></text:p>
      <text:p text:style-name="P1"><text:span text:style-name="T1">Data on x: 13.359000; Data on y: 22.082001; Data on z: 1035.474976</text:span></text:p>
      <text:p text:style-name="P1"><text:span text:style-name="T1">Data on x: 13.298000; Data on y: 19.886000; Data on z: 1034.316040</text:span></text:p>
      <text:p text:style-name="P1"><text:span text:style-name="T1">Data on x: 13.969000; Data on y: 21.899000; Data on z: 1031.144043</text:span></text:p>
      <text:p text:style-name="P1"><text:span text:style-name="T1">Data on x: 13.237000; Data on y: 21.350000; Data on z: 1035.047974Data on x: 11.895000; Data on y: 21.837999; Data on z: 1035.413940</text:span></text:p>
      <text:p text:style-name="P1"><text:span text:style-name="T1">Data on x: 13.725000; Data on y: 20.618000; Data on z: 1035.901978</text:span></text:p>
      <text:p text:style-name="P1"><text:span text:style-name="T1">Data on x: 13.054000; Data on y: 21.899000; Data on z: 1034.620972</text:span></text:p>
      <text:p text:style-name="P1"><text:span text:style-name="T1">Data on x: 13.359000; Data on y: 20.069000; Data on z: 1034.620972</text:span></text:p>
      <text:p text:style-name="P1"><text:span text:style-name="T1">Data on x: 13.298000; Data on y: 20.129999; Data Data on x: 14.091000; Data on y: 20.313000; Data on z: 1036.328979</text:span></text:p>
      <text:p text:style-name="P1"><text:span text:style-name="T1">Data on x: 14.396000; Data on y: 20.679001; Data on z: 1033.522949</text:span></text:p>
      <text:p text:style-name="P1"><text:span text:style-name="T1">Data on x: 14.091000; Data on y: 19.642000; Data on z: 1035.047974</text:span></text:p>
      <text:p text:style-name="P1"><text:span text:style-name="T1">Data on x: 13.298000; Data on y: 20.923000; Data on z: 1036.878052</text:span></text:p>
      <text:p text:style-name="P1"><text:span text:style-name="T1">Data Data on x: 13.115000; Data on y: 21.410999; Data on z: 1035.474976</text:span></text:p>
      <text:p text:style-name="P1"><text:span text:style-name="T1">Data on x: 11.834000; Data on y: 19.702999; Data on z: 1033.889038</text:span></text:p>
      <text:p text:style-name="P1"><text:span text:style-name="T1">Data on x: 12.993000; Data on y: 22.875000; Data on z: 1033.462036</text:span></text:p>
      <text:p text:style-name="P1"><text:span text:style-name="T1">Data on x: 13.420000; Data on y: 20.434999; Data on z: 1038.219971</text:span></text:p>
      <text:p text:style-name="P1"><text:span text:style-name="T1">Data on x: 14.152000; Data on x: 15.006000; Data on y: 23.180000; Data on z: 1038.219971</text:span></text:p>
      <text:p text:style-name="P1"><text:span text:style-name="T1">Data on x: 13.481000; Data on y: 18.910000; Data on z: 1035.291992</text:span></text:p>
      <text:p text:style-name="P1"><text:span text:style-name="T1">Data on x: 13.359000; Data on y: 22.631001; Data on z: 1035.597046</text:span></text:p>
      <text:p text:style-name="P1"><text:span text:style-name="T1">Data on x: 12.261000; Data on y: 21.045000; Data on z: 1036.817017</text:span></text:p>
      <text:p text:style-name="P1"><text:span text:style-name="T1">Data on x: 15.494000; DataData on x: 15.128000; Data on y: 23.485001; Data on z: 1037.182983</text:span></text:p>
      <text:p text:style-name="P1"><text:span text:style-name="T1">Data on x: 12.322000; Data on y: 19.702999; Data on z: 1034.682007</text:span></text:p>
      <text:p text:style-name="P1"><text:span text:style-name="T1">Data on x: 13.054000; Data on y: 21.594000; Data on z: 1035.047974</text:span></text:p>
      <text:p text:style-name="P1"><text:span text:style-name="T1">Data on x: 13.054000; Data on y: 20.252001; Data on z: 1034.010986</text:span></text:p>
      <text:p text:style-name="P1"><text:span text:style-name="T1">Data on x: 13.786000; Data on y: 20.862000; Data on z: 1034.987061 Data on x: 14.335000; Data on y: 22.021000; Data on z: 1036.572998</text:span></text:p>
      <text:p text:style-name="P1"><text:span text:style-name="T1">Data on x: 14.091000; Data on y: 20.069000; Data on z: 1034.072021</text:span></text:p>
      <text:p text:style-name="P1"><text:span text:style-name="T1">Data on x: 11.895000; Data on y: 22.082001; Data on z: 1034.499023</text:span></text:p>
      <text:p text:style-name="P1"><text:span text:style-name="T1">Data on x: 13.847000; Data on y: 19.886000; Data on z: 1034.376953</text:span></text:p>
      <text:p text:style-name="P1"><text:span text:style-name="T1">Data on x:<text:s text:c="2"/>Data on x: 14.335000; Data on y: 21.289000; Data on z: 1034.560059</text:span></text:p>
      <text:p text:style-name="P1"><text:span text:style-name="T1">Data on x: 13.298000; Data on y: 19.093000; Data on z: 1033.035034</text:span></text:p>
      <text:p text:style-name="P1"><text:span text:style-name="T1">Data on x: 13.115000; Data on y: 22.021000; Data on z: 1034.803955</text:span></text:p>
      <text:p text:style-name="P1"><text:span text:style-name="T1">Data on x: 12.810000; Data on y: 19.520000; Data on z: 1036.451050</text:span></text:p>
      <text:p text:style-name="P1"><text:span text:style-name="T1">Data on x: 12.Data on x: 13.847000; Data on y: 21.228001; Data on z: 1035.536011</text:span></text:p>
      <text:p text:style-name="P1"><text:span text:style-name="T1">Data on x: 13.054000; Data on y: 21.228001; Data on z: 1035.353027</text:span></text:p>
      <text:p text:style-name="P1"><text:span text:style-name="T1">Data on x: 13.542000; Data on y: 24.034000; Data on z: 1037.488037</text:span></text:p>
      <text:p text:style-name="P1"><text:span text:style-name="T1">Data on x: 13.115000; Data on y: 20.129999; Data on z: 1032.912964</text:span></text:p>
      <text:p text:style-name="P1"><text:span text:style-name="T1">Data on x: 14.èData on x: 13.969000; Data on y: 19.764000; Data on z: 1034.499023</text:span></text:p>
      <text:p text:style-name="P1"><text:span text:style-name="T1">Data on x: 12.810000; Data on y: 20.191000; Data on z: 1034.376953</text:span></text:p>
      <text:p text:style-name="P1"><text:span text:style-name="T1">Data on x: 13.725000; Data on y: 21.959999; Data on z: 1036.511963</text:span></text:p>
      <text:p text:style-name="P1"><text:span text:style-name="T1">Data on x: 13.298000; Data on y: 19.764000; Data on z: 1034.072021</text:span></text:p>
      <text:p text:style-name="P1"><text:span text:style-name="T1">Data on x: 12.993000; Data on y: 20.923000; Data on z: 1Data on x: 13.542000; Data on y: 21.533001; Data on z: 1035.597046</text:span></text:p>
      <text:p text:style-name="P1"><text:span text:style-name="T1">Data on x: 12.871000; Data on y: 21.167000; Data on z: 1034.620972</text:span></text:p>
      <text:p text:style-name="P1"><text:span text:style-name="T1">Data on x: 13.847000; Data on y: 20.801001; Data on z: 1034.682007</text:span></text:p>
      <text:p text:style-name="P1"><text:span text:style-name="T1">Data on x: 12.871000; Data on y: 19.702999; Data on z: 1035.536011</text:span></text:p>
      <text:p text:style-name="P1"><text:span text:style-name="T1">Data on x: 13.786000; Data on y: 20.862000; Data on z: 103 Data on x: 13.847000; Data on y: 21.106001; Data on z: 1036.390015</text:span></text:p>
      <text:p text:style-name="P1"><text:span text:style-name="T1">Data on x: 14.274000; Data on y: 21.655001; Data on z: 1035.474976</text:span></text:p>
      <text:p text:style-name="P1"><text:span text:style-name="T1">Data on x: 12.444000; Data on y: 20.801001; Data on z: 1036.328979</text:span></text:p>
      <text:p text:style-name="P1"><text:span text:style-name="T1">Data on x: 13.603000; Data on y: 19.580999; Data on z: 1035.353027</text:span></text:p>
      <text:p text:style-name="P1"><text:span text:style-name="T1">Data on Data on x: 11.895000; Data on y: 19.580999; Data on z: 1033.462036</text:span></text:p>
      <text:p text:style-name="P1"><text:span text:style-name="T1">Data on x: 11.834000; Data on y: 20.313000; Data on z: 1034.133057</text:span></text:p>
      <text:p text:style-name="P1"><text:span text:style-name="T1">Data on x: 13.603000; Data on y: 22.509001; Data on z: 1037.854004</text:span></text:p>
      <text:p text:style-name="P1"><text:span text:style-name="T1">Data on x: 13.969000; Data on y: 21.899000; Data on z: 1035.780029</text:span></text:p>
      <text:p text:style-name="P1"><text:span text:style-name="T1">Data on x:<text:s text:c="2"/>Data on x: 12.444000; Data on y: 19.886000; Data on z: 1034.255005</text:span></text:p>
      <text:p text:style-name="P1"><text:span text:style-name="T1">Data on x: 12.810000; Data on y: 20.862000; Data on z: 1034.620972</text:span></text:p>
      <text:p text:style-name="P1"><text:span text:style-name="T1">Data on x: 13.298000; Data on y: 22.448000; Data on z: 1035.413940</text:span></text:p>
      <text:p text:style-name="P1"><text:span text:style-name="T1">Data on x: 13.786000; Data on y: 21.777000; Data on z: 1034.682007</text:span></text:p>
      <text:p text:style-name="P1"><text:span text:style-name="T1">Data on x: 13.786000;<text:s text:c="2"/>Data on x: 12.200000; Data on y: 20.556999; Data on z: 1036.267944</text:span></text:p>
      <text:p text:style-name="P1"><text:span text:style-name="T1">Data on x: 13.237000; Data on y: 20.069000; Data on z: 1038.098022</text:span></text:p>
      <text:p text:style-name="P1"><text:span text:style-name="T1">Data on x: 12.749000; Data on y: 20.983999; Data on z: 1035.291992</text:span></text:p>
      <text:p text:style-name="P1"><text:span text:style-name="T1">Data on x: 13.359000; Data on y: 20.313000; Data on z: 1035.718994</text:span></text:p>
      <text:p text:style-name="P1"><text:span text:style-name="T1">Data on x: 12.505000; Data on y: 21.716000; Data on z: 1037.121 Data on x: 12.749000; Data on y: 20.740000; Data on z: 1034.560059</text:span></text:p>
      <text:p text:style-name="P1"><text:span text:style-name="T1">Data on x: 12.383000; Data on y: 20.129999; Data on z: 1036.024048</text:span></text:p>
      <text:p text:style-name="P1"><text:span text:style-name="T1">Data on x: 13.481000; Data on y: 21.533001; Data on z: 1036.390015</text:span></text:p>
      <text:p text:style-name="P1"><text:span text:style-name="T1">Data on x: 12.993000; Data on y: 21.289000; Data on z: 1033.706055</text:span></text:p>
      <text:p text:style-name="P1"><text:span text:style-name="T1">Data on x: 12.749000; Data on y: 20.313000; Data on z: Data on x: 13.481000; Data on y: 21.594000; Data on z: 1034.499023</text:span></text:p>
      <text:p text:style-name="P1"><text:span text:style-name="T1">Data on x: 12.810000; Data on y: 20.740000; Data on z: 1034.682007</text:span></text:p>
      <text:p text:style-name="P1"><text:span text:style-name="T1">Data on x: 13.359000; Data on y: 21.106001; Data on z: 1035.230957</text:span></text:p>
      <text:p text:style-name="P1"><text:span text:style-name="T1">Data on x: 12.627000; Data on y: 20.129999; Data on z: 1034.437988</text:span></text:p>
      <text:p text:style-name="P1"><text:span text:style-name="T1">Data on x: 12.566000; Data on y: Data on x: 13.725000; Data on y: 21.167000; Data on z: 1035.109009</text:span></text:p>
      <text:p text:style-name="P1"><text:span text:style-name="T1">Data on x: 12.871000; Data on y: 20.496000; Data on z: 1033.339966</text:span></text:p>
      <text:p text:style-name="P1"><text:span text:style-name="T1">Data on x: 13.725000; Data on y: 22.631001; Data on z: 1036.328979</text:span></text:p>
      <text:p text:style-name="P1"><text:span text:style-name="T1">Data on x: 12.871000; Data on y: 20.801001; Data on z: 1035.901978</text:span></text:p>
      <text:p text:style-name="P1"><text:span text:style-name="T1">Data on x: 14.823000; Data on y: 20.862000; Data on z: 1034.864990</text:span></text:p>
      <text:p text:style-name="P1"><text:span text:style-name="T1">Data on x: 12.383000; Data on y: 22.813999; Data on z: 1036.572998</text:span></text:p>
      <text:p text:style-name="P1"><text:span text:style-name="T1">Data on x: 14.030000; Data on y: 20.618000; Data on z: 1035.353027</text:span></text:p>
      <text:p text:style-name="P1"><text:span text:style-name="T1">Data on x: 13.481000; Data on y: 20.862000; Data on z: 1034.560059</text:span></text:p>
      <text:p text:style-name="P1"><text:span text:style-name="T1">Data on x: 12.932000; Data on y: 21.655001; Data on z: 1035.109009</text:span></text:p>
      <text:p text:style-name="P1"><text:span text:style-name="T1">Data on x: 13.603000; Data on y: 20.007999; Data on z: 1035.840942</text:span></text:p>
      <text:p text:style-name="P1"><text:span text:style-name="T1">Data on x: 12.261000; Data on y: 22.264999; Data on z: 1036.878052</text:span></text:p>
      <text:p text:style-name="P1"><text:span text:style-name="T1">Data on x: 11.102000; Data on y: 21.228001; Data on z: 1035.474976</text:span></text:p>
      <text:p text:style-name="P1"><text:span text:style-name="T1">Data on x: 14.213000; Data on y: 20.129999; Data on z: 1034.743042</text:span></text:p>
      <text:p text:style-name="P1"><text:span text:style-name="T1">Data on x: 11.285000; Data on y: 19.947001; Data on z: 1033.706055</text:span></text:p>
      <text:p text:style-name="P1"><text:span text:style-name="T1">Data on x: 13.603000; Data on y: 20.801001; Data on Data on x: 14.213000; Data on y: 19.764000; Data on z: 1033.462036</text:span></text:p>
      <text:p text:style-name="P1"><text:span text:style-name="T1">Data on x: 13.725000; Data on y: 20.983999; Data on z: 1033.339966</text:span></text:p>
      <text:p text:style-name="P1"><text:span text:style-name="T1">Data on x: 13.054000; Data on y: 22.509001; Data on z: 1036.451050</text:span></text:p>
      <text:p text:style-name="P1"><text:span text:style-name="T1">Data on x: 13.115000; Data on y: 21.533001; Data on z: 1035.536011</text:span></text:p>
      <text:p text:style-name="P1"><text:span text:style-name="T1">Data on x: 13.Data on x: 12.749000; Data on y: 21.350000; Data on z: 1032.058960</text:span></text:p>
      <text:p text:style-name="P1"><text:span text:style-name="T1">Data on x: 14.274000; Data on y: 21.655001; Data on z: 1036.390015</text:span></text:p>
      <text:p text:style-name="P1"><text:span text:style-name="T1">Data on x: 12.261000; Data on y: 21.106001; Data on z: 1035.474976</text:span></text:p>
      <text:p text:style-name="P1"><text:span text:style-name="T1">Data on x: 13.298000; Data on y: 21.289000; Data on z: 1035.718994</text:span></text:p>
      <text:p text:style-name="P1"><text:span text:style-name="T1"><text:s/>Data on x: 13.420000; Data on y: 22.875000; Data on z: 1034.193970</text:span></text:p>
      <text:p text:style-name="P1"><text:span text:style-name="T1">Data on x: 13.908000; Data on y: 21.106001; Data on z: 1036.817017</text:span></text:p>
      <text:p text:style-name="P1"><text:span text:style-name="T1">Data on x: 12.627000; Data on y: 21.899000; Data on z: 1036.145996</text:span></text:p>
      <text:p text:style-name="P1"><text:span text:style-name="T1">Data on x: 11.834000; Data on y: 19.947001; Data on z: 1032.058960</text:span></text:p>
      <text:p text:style-name="P1"><text:span text:style-name="T1">Data on x: 14.701000; D Data on x: 12.322000; Data on y: 21.228001; Data on z: 1035.901978</text:span></text:p>
      <text:p text:style-name="P1"><text:span text:style-name="T1">Data on x: 12.871000; Data on y: 21.289000; Data on z: 1033.339966</text:span></text:p>
      <text:p text:style-name="P1"><text:span text:style-name="T1">Data on x: 13.908000; Data on y: 17.750999; Data on z: 1034.255005</text:span></text:p>
      <text:p text:style-name="P1"><text:span text:style-name="T1">Data on x: 12.810000; Data on y: 20.740000; Data on z: 1035.657959</text:span></text:p>
      <text:p text:style-name="P1"><text:span text:style-name="T1">Data on x: 13.298000; Data on y: 20.61 Data on x: 14.152000; Data on y: 20.496000; Data on z: 1033.706055</text:span></text:p>
      <text:p text:style-name="P1"><text:span text:style-name="T1">Data on x: 15.006000; Data on y: 22.082001; Data on z: 1035.413940</text:span></text:p>
      <text:p text:style-name="P1"><text:span text:style-name="T1">Data on x: 13.481000; Data on y: 19.642000; Data on z: 1034.316040</text:span></text:p>
      <text:p text:style-name="P1"><text:span text:style-name="T1">Data on x: 13.542000; Data on y: 20.556999; Data on z: 1036.145996</text:span></text:p>
      <text:p text:style-name="P1"><text:span text:style-name="T1">Data on x: 14.335000; Data on y: 20.191000; Data on z: 1035.901978</text:span></text:p>
      <text:p text:style-name="P1"><text:span text:style-name="T1">Data on x: 12.566000; Data on y: 21.837999; Data on z: 1034.987061</text:span></text:p>
      <text:p text:style-name="P1"><text:span text:style-name="T1">Data on x: 13.908000; Data on y: 21.167000; Data on z: 1035.597046</text:span></text:p>
      <text:p text:style-name="P1"><text:span text:style-name="T1">Data on x: 12.993000; Data on y: 21.594000; Data on z: 1037.000000</text:span></text:p>
      <text:p text:style-name="P1"><text:span text:style-name="T1">Data on x: 13.908000; Data on y: 20.740000; Data on z: 1033.095947</text:span></text:p>
      <text:p text:style-name="P1"><text:span text:style-name="T1">Data on x: 13.359000; Data on y: 21.167000; Data on z: 1031.204956</text:span></text:p>
      <text:p text:style-name="P1"><text:span text:style-name="T1">Data on x: -2.623000; Data on y: 11.773000; Data on z: -1004.487000</text:span></text:p>
      <text:p text:style-name="P1"><text:span text:style-name="T1">Data on x: -12.444000; Data on y: 9.394000; Data on z: -1002.107971</text:span></text:p>
      <text:p text:style-name="P1"><text:span text:style-name="T1">Data on x: -13.054000; Data on y: 10.797000; Data on z: -1005.768005</text:span></text:p>
      <text:p text:style-name="P1"><text:span text:style-name="T1">Data on x: -12.383000; Data on y: 9.943000; Data on z: -1000.033997</text:span></text:p>
      <text:p text:style-name="P1"><text:span text:style-name="T1">Data on x: -15.067000; Data on y: 9.760000; Data on z: -999.302002</text:span></text:p>
      <text:p text:style-name="P1"><text:span text:style-name="T1">Data on x: -0.244000; Data on y: 11.834000; Data on z: -1003.145020</text:span></text:p>
      <text:p text:style-name="P1"><text:span text:style-name="T1">Data on x: -12.871000; Data on y: 10.492000; Data on z: -1003.023010</text:span></text:p>
      <text:p text:style-name="P1"><text:span text:style-name="T1">Data on x: -10.309000; Data on y: 11.163000; Data on z: -1004.364990</text:span></text:p>
      <text:p text:style-name="P1"><text:span text:style-name="T1">Data on x: -12.383000; Data on y: 9.150000; Data on z: -1010.159973</text:span></text:p>
      <text:p text:style-name="P1"><text:span text:style-name="T1">Data on x: -6.893000; Data on y: 9.699000; Data on z: -1004.791992</text:span></text:p>
      <text:p text:style-name="P1"><text:span text:style-name="T1">Data on x: -8.967000; Data on y: Data on x: -13.298000; Data on y: 11.041000; Data on z: -1008.940002</text:span></text:p>
      <text:p text:style-name="P1"><text:span text:style-name="T1">Data on x: -7.747000; Data on y: 11.956000; Data on z: -1003.510986</text:span></text:p>
      <text:p text:style-name="P1"><text:span text:style-name="T1">Data on x: -8.967000; Data on y: 11.529000; Data on z: -1000.705017</text:span></text:p>
      <text:p text:style-name="P1"><text:span text:style-name="T1">Data on x: -12.444000; Data on y: 11.956000; Data on z: -1009.122986</text:span></text:p>
      <text:p text:style-name="P1"><text:span text:style-name="T1">Data on x: -8. Data on x: -8.601000; Data on y: 9.455000; Data on z: -1005.585022</text:span></text:p>
      <text:p text:style-name="P1"><text:span text:style-name="T1">Data on x: -10.553000; Data on y: 10.065000; Data on z: -1007.354004</text:span></text:p>
      <text:p text:style-name="P1"><text:span text:style-name="T1">Data on x: -7.259000; Data on y: 10.614000; Data on z: -1008.635010</text:span></text:p>
      <text:p text:style-name="P1"><text:span text:style-name="T1">Data on x: -6.344000; Data on y: 11.956000; Data on z: -1011.013977</text:span></text:p>
      <text:p text:style-name="P1"><text:span text:style-name="T1">Data on x: - Data on x: -10.248000; Data on y: 9.394000; Data on z: -1006.439026</text:span></text:p>
      <text:p text:style-name="P1"><text:span text:style-name="T1">Data on x: -7.503000; Data on y: 10.675000; Data on z: -1007.231995</text:span></text:p>
      <text:p text:style-name="P1"><text:span text:style-name="T1">Data on x: -6.649000; Data on y: 11.529000; Data on z: -1006.377991</text:span></text:p>
      <text:p text:style-name="P1"><text:span text:style-name="T1">Data on x: -9.516000; Data on y: 9.516000; Data on z: -1008.573975</text:span></text:p>
      <text:p text:style-name="P1"><text:span text:style-name="T1">Data on x: -7.198000; Data on y: Data on x: -10.065000; Data on y: 10.309000; Data on z: -1004.669983</text:span></text:p>
      <text:p text:style-name="P1"><text:span text:style-name="T1">Data on x: -8.418000; Data on y: 11.163000; Data on z: -1010.465027</text:span></text:p>
      <text:p text:style-name="P1"><text:span text:style-name="T1">Data on x: -5.978000; Data on y: 12.078000; Data on z: -1005.463013</text:span></text:p>
      <text:p text:style-name="P1"><text:span text:style-name="T1">Data on x: -6.649000; Data on y: 9.211000; Data on z: -1010.708984</text:span></text:p>
      <text:p text:style-name="P1"><text:span text:style-name="T1">Data on x: -2.867000; Data on y: 9Data on x: -5.673000; Data on y: 11.773000; Data on z: -1009.489014</text:span></text:p>
      <text:p text:style-name="P1"><text:span text:style-name="T1">Data on x: -4.636000; Data on y: 10.370000; Data on z: -1004.487000</text:span></text:p>
      <text:p text:style-name="P1"><text:span text:style-name="T1">Data on x: -7.564000; Data on y: 9.577000; Data on z: -1009.671997</text:span></text:p>
      <text:p text:style-name="P1"><text:span text:style-name="T1">Data on x: -5.612000; Data on y: 10.980000; Data on z: -1003.205994</text:span></text:p>
      <text:p text:style-name="P1"><text:span text:style-name="T1">Data on x: -9.028000; Data on y: 11.834000; Data on z: -1007.109985</text:span></text:p>
      <text:p text:style-name="P1"><text:span text:style-name="T1">Data on x: -5.795000; Data on y: 9.699000; Data on z: -1004.487000</text:span></text:p>
      <text:p text:style-name="P1"><text:span text:style-name="T1">Data on x: -6.771000; Data on y: 11.773000; Data on z: -1009.184021</text:span></text:p>
      <text:p text:style-name="P1"><text:span text:style-name="T1">Data on x: -5.002000; Data on y: 9.882000; Data on z: -1006.744019</text:span></text:p>
      <text:p text:style-name="P1"><text:span text:style-name="T1">Data on x: -4.880000; Data on y: 10.492000; Data on z: -1010.098999</text:span></text:p>
      <text:p text:style-name="P1"><text:span text:style-name="T1">Data on x: -2.684000; Data on y: 9.943000; DatData on x: -6.649000; Data on y: 9.638000; Data on z: -999.729004</text:span></text:p>
      <text:p text:style-name="P1"><text:span text:style-name="T1">Data on x: -7.015000; Data on y: 10.065000; Data on z: -1002.473999</text:span></text:p>
      <text:p text:style-name="P1"><text:span text:style-name="T1">Data on x: -8.296000; Data on y: 10.004000; Data on z: -1006.927002</text:span></text:p>
      <text:p text:style-name="P1"><text:span text:style-name="T1">Data on x: -3.477000; Data on y: 10.309000; Data on z: -1008.390991</text:span></text:p>
      <text:p text:style-name="P1"><text:span text:style-name="T1">Data on x: -0.976000; Data on y: 10.004000; Data on z: -1003.267029</text:span></text:p>
      <text:p text:style-name="P1"><text:span text:style-name="T1">Data on x: -4.392000; Data on y: 12.261000; Data on z: -1003.450012</text:span></text:p>
      <text:p text:style-name="P1"><text:span text:style-name="T1">Data on x: -4.941000; Data on y: 10.187000; Data on z: -1003.815979</text:span></text:p>
      <text:p text:style-name="P1"><text:span text:style-name="T1">Data on x: -4.575000; Data on y: 9.699000; Data on z: -1008.695984</text:span></text:p>
      <text:p text:style-name="P1"><text:span text:style-name="T1">Data on x: -15.006000; Data on y: 10.736000; Data on z: -1001.559021</text:span></text:p>
      <text:p text:style-name="P1"><text:span text:style-name="T1">Data on x: -6.710000; Data on y: 10.675000; Data on z: -1005.645996</text:span></text:p>
      <text:p text:style-name="P1"><text:span text:style-name="T1">Data on x: -1.464000; Data on y: 8.784000; Data on z: -1004.364990</text:span></text:p>
      <text:p text:style-name="P1"><text:span text:style-name="T1">Data on x: -3.660000; Data on y: 10.675000; Data on z: -1000.765991</text:span></text:p>
      <text:p text:style-name="P1"><text:span text:style-name="T1">Data on x: -3.416000; Data on y: 9.577000; Data on z: -1000.033997</text:span></text:p>
      <text:p text:style-name="P1"><text:span text:style-name="T1">Data on x: -2.257000; Data on y: 10.614000; Data on z: -1006.927002</text:span></text:p>
      <text:p text:style-name="P1"><text:span text:style-name="T1">Data on x: 3.416000; Data on y: 9.882000; Data on z: -1006.804993</text:span></text:p>
      <text:p text:style-name="P1"><text:span text:style-name="T1">Data on x: 2.623000; Data on y: 9.577000; Data on z: -1003.815979</text:span></text:p>
      <text:p text:style-name="P1"><text:span text:style-name="T1">Data on x: 0.549000; Data on y: 9.699000; Data on z: -1009.732971</text:span></text:p>
      <text:p text:style-name="P1"><text:span text:style-name="T1">Data on x: 2.928000; Data on y: 9.455000; Data on z: -1008.330017</text:span></text:p>
      <text:p text:style-name="P1"><text:span text:style-name="T1">Data on x: 4.209000; Data on y: 8.662000; Data on z: -1009.306030</text:span></text:p>
      <text:p text:style-name="P1"><text:span text:style-name="T1">Data on x: 4.270000; Data on y: 10.431000; Data on z: -Data on x: 5.368000; Data on y: 9.516000; Data on z: -1010.830994</text:span></text:p>
      <text:p text:style-name="P1"><text:span text:style-name="T1">Data on x: 4.697000; Data on y: -8.540000; Data on z: -1005.768005</text:span></text:p>
      <text:p text:style-name="P1"><text:span text:style-name="T1">Data on x: 12.078000; Data on y: 10.736000; Data on z: -1010.038025</text:span></text:p>
      <text:p text:style-name="P1"><text:span text:style-name="T1">Data on x: 2.379000; Data on y: 10.309000; Data on z: -1006.133972</text:span></text:p>
      <text:p text:style-name="P1"><text:span text:style-name="T1">Data on x: 4.697000; Data on y: 9.394000; Data on z: -10 Data on x: 5.063000; Data on y: 9.699000; Data on z: -1005.828979</text:span></text:p>
      <text:p text:style-name="P1"><text:span text:style-name="T1">Data on x: 5.795000; Data on y: 8.784000; Data on z: -1007.476013</text:span></text:p>
      <text:p text:style-name="P1"><text:span text:style-name="T1">Data on x: 4.758000; Data on y: 9.211000; Data on z: -1006.500000</text:span></text:p>
      <text:p text:style-name="P1"><text:span text:style-name="T1">Data on x: 5.612000; Data on y: 9.882000; Data on z: -1002.718018</text:span></text:p>
      <text:p text:style-name="P1"><text:span text:style-name="T1">Data on x: 4.636000 Data on x: 6.649000; Data on y: 10.004000; Data on z: -1007.658997</text:span></text:p>
      <text:p text:style-name="P1"><text:span text:style-name="T1">Data on x: 8.235000; Data on y: 9.455000; Data on z: -1010.098999</text:span></text:p>
      <text:p text:style-name="P1"><text:span text:style-name="T1">Data on x: 8.906000; Data on y: 8.540000; Data on z: -1005.158020</text:span></text:p>
      <text:p text:style-name="P1"><text:span text:style-name="T1">Data on x: 7.564000; Data on y: 9.150000; Data on z: -1007.231995</text:span></text:p>
      <text:p text:style-name="P1"><text:span text:style-name="T1">Data on x: 8.540000; Data on y: 10.065000; Data on z: -1006.560974</text:span></text:p>
      <text:p text:style-name="P1"><text:span text:style-name="T1">Data on x: 8.540000; Data on y: 10.187000; Data on z: -1006.682983</text:span></text:p>
      <text:p text:style-name="P1"><text:span text:style-name="T1">Data on x: 9.211000; Data on y: 9.211000; Data on z: -999.424011</text:span></text:p>
      <text:p text:style-name="P1"><text:span text:style-name="T1">Data on x: 4.941000; Data on y: 8.845000; Data on z: -1003.815979</text:span></text:p>
      <text:p text:style-name="P1"><text:span text:style-name="T1">Data on x: 7.259000; Data on y: 8.784000; Data on z: -1006.195007</text:span></text:p>
      <text:p text:style-name="P1"><text:span text:style-name="T1">Data on x: 8.418000; Data on y: 8.967000; Data on z: -Data on x: 8.479000; Data on y: 10.614000; Data on z: -1007.293030</text:span></text:p>
      <text:p text:style-name="P1"><text:span text:style-name="T1">Data on x: 9.943000; Data on y: 9.211000; Data on z: -1006.133972</text:span></text:p>
      <text:p text:style-name="P1"><text:span text:style-name="T1">Data on x: 7.198000; Data on y: 9.211000; Data on z: -1008.940002</text:span></text:p>
      <text:p text:style-name="P1"><text:span text:style-name="T1">Data on x: 9.455000; Data on y: 8.967000; Data on z: -1008.208008</text:span></text:p>
      <text:p text:style-name="P1"><text:span text:style-name="T1">Data on x: 8.418000; Data on y: 9.5770 Data on x: 7.320000; Data on y: 9.455000; Data on z: -1005.280029</text:span></text:p>
      <text:p text:style-name="P1"><text:span text:style-name="T1">Data on x: 8.174000; Data on y: 9.394000; Data on z: -1007.231995</text:span></text:p>
      <text:p text:style-name="P1"><text:span text:style-name="T1">Data on x: 7.198000; Data on y: 9.150000; Data on z: -1007.719971</text:span></text:p>
      <text:p text:style-name="P1"><text:span text:style-name="T1">Data on x: 8.418000; Data on y: 8.418000; Data on z: -1005.890015</text:span></text:p>
      <text:p text:style-name="P1"><text:span text:style-name="T1">Data on x: 10.370000; Data on y: 9.516000; Data on z: -1004.426025</text:span></text:p>
      <text:p text:style-name="P1"><text:span text:style-name="T1">Data on x: 5.978000; Data on y: 8.845000; Data on z: -1004.731018</text:span></text:p>
      <text:p text:style-name="P1"><text:span text:style-name="T1">Data on x: 9.272000; Data on y: 9.211000; Data on z: -1005.585022</text:span></text:p>
      <text:p text:style-name="P1"><text:span text:style-name="T1">Data on x: 8.723000; Data on y: 8.113000; Data on z: -1006.804993</text:span></text:p>
      <text:p text:style-name="P1"><text:span text:style-name="T1">Data on x: 9.516000; Data on y: 9.150000; Data on z: -1006.866028</text:span></text:p>
      <text:p text:style-name="P1"><text:span text:style-name="T1">Data on x: 7.015000; Data on y: 9.028000; Data on Data on x: 8.296000; Data on y: 10.065000; Data on z: -1005.036011</text:span></text:p>
      <text:p text:style-name="P1"><text:span text:style-name="T1">Data on x: 8.174000; Data on y: 9.577000; Data on z: -1007.293030</text:span></text:p>
      <text:p text:style-name="P1"><text:span text:style-name="T1">Data on x: 11.468000; Data on y: 8.845000; Data on z: -1005.036011</text:span></text:p>
      <text:p text:style-name="P1"><text:span text:style-name="T1">Data on x: 8.784000; Data on y: 9.699000; Data on z: -1007.231995</text:span></text:p>
      <text:p text:style-name="P1"><text:span text:style-name="T1">Data on x: 10.980000; Data on y: 8.052000; Data on z: -1006.804993</text:span></text:p>
      <text:p text:style-name="P1"><text:span text:style-name="T1">Data on x: 10.919000; Data on y: 8.357000; Data on z: -1005.890015</text:span></text:p>
      <text:p text:style-name="P1"><text:span text:style-name="T1">Data on x: 10.370000; Data on y: 9.577000; Data on z: -1002.229980</text:span></text:p>
      <text:p text:style-name="P1"><text:span text:style-name="T1">Data on x: 7.564000; Data on y: 8.967000; Data on z: -1004.669983</text:span></text:p>
      <text:p text:style-name="P1"><text:span text:style-name="T1">Data on x: 6.832000; Data on y: 9.150000; Data on z: -1008.573975</text:span></text:p>
      <text:p text:style-name="P1"><text:span text:style-name="T1">Data on x: 11.590000; Data on y: 9.150000; Data on z: -1004.669983</text:span></text:p>
      <text:p text:style-name="P1"><text:span text:style-name="T1">Data on x: 7.991000; Data on y: 7.869000; Data on z: -1008.390991</text:span></text:p>
      <text:p text:style-name="P1"><text:span text:style-name="T1">Data on x: 8.723000; Data on y: 7.259000; Data on z: -1007.293030</text:span></text:p>
      <text:p text:style-name="P1"><text:span text:style-name="T1">Data on x: 14.640000; Data on y: 9.272000; Data on z: -1002.413025</text:span></text:p>
      <text:p text:style-name="P1"><text:span text:style-name="T1">Data on x: 11.285000; Data on y: 9.821000; Data on z: -1006.804993</text:span></text:p>
      <text:p text:style-name="P1"><text:span text:style-name="T1">Data on x: 10.614000; Data on y: 8.479000; Data on z: -1002.656982</text:span></text:p>
      <text:p text:style-name="P1"><text:span text:style-name="T1">Data on x: 7.625000; Data on y: 9.943000; Data on z: -1002.473999</text:span></text:p>
      <text:p text:style-name="P1"><text:span text:style-name="T1">Data on x: 11.163000; Data on y: 9.089000; Data on z: -1011.135986</text:span></text:p>
      <text:p text:style-name="P1"><text:span text:style-name="T1">Data on x: 14.274000; Data on y: 7.442000; Data on z: -1004.731018</text:span></text:p>
      <text:p text:style-name="P1"><text:span text:style-name="T1">Data on x: 12.139000; Data on y: 9.211000; Data on z: -1006.622009</text:span></text:p>
      <text:p text:style-name="P1"><text:span text:style-name="T1">Data on x: 11.041000; Data on y: 9.882000; Data on z: -1009.91601 Data on x: 12.627000; Data on y: 10.126000; Data on z: -1005.585022</text:span></text:p>
      <text:p text:style-name="P1"><text:span text:style-name="T1">Data on x: 12.627000; Data on y: 8.418000; Data on z: -1009.611023</text:span></text:p>
      <text:p text:style-name="P1"><text:span text:style-name="T1">Data on x: 14.274000; Data on y: 7.381000; Data on z: -1007.171021</text:span></text:p>
      <text:p text:style-name="P1"><text:span text:style-name="T1">Data on x: 10.675000; Data on y: 10.919000; Data on z: -1005.401978</text:span></text:p>
      <text:p text:style-name="P1"><text:span text:style-name="T1">Data on x: 1Data on x: 12.444000; Data on y: 7.198000; Data on z: -1007.536987</text:span></text:p>
      <text:p text:style-name="P1"><text:span text:style-name="T1">Data on x: 11.956000; Data on y: 9.394000; Data on z: -1010.038025</text:span></text:p>
      <text:p text:style-name="P1"><text:span text:style-name="T1">Data on x: 13.542000; Data on y: 8.296000; Data on z: -1010.708984</text:span></text:p>
      <text:p text:style-name="P1"><text:span text:style-name="T1">Data on x: 15.128000; Data on y: 9.089000; Data on z: -1007.719971</text:span></text:p>
      <text:p text:style-name="P1"><text:span text:style-name="T1">Data on x: 12.139000; Data on y: 9.089000; Data on z: -1005.036011</text:span></text:p>
      <text:p text:style-name="P1"><text:span text:style-name="T1">Data on x: 15.189000; Data on y: 8.052000; Data on z: -1006.317017</text:span></text:p>
      <text:p text:style-name="P1"><text:span text:style-name="T1">Data on x: 12.749000; Data on y: 7.503000; Data on z: -1004.242981</text:span></text:p>
      <text:p text:style-name="P1"><text:span text:style-name="T1">Data on x: 12.261000; Data on y: 9.028000; Data on z: -1005.890015</text:span></text:p>
      <text:p text:style-name="P1"><text:span text:style-name="T1">Data on x: 13.298000; Data on y: 6.954000; Data on z: -1003.083984</text:span></text:p>
      <text:p text:style-name="P1"><text:span text:style-name="T1">Data on x: 11.590000; Data on y: 8.113000; Data on z: -1006.866028</text:span></text:p>
      <text:p text:style-name="P1"><text:span text:style-name="T1">Data on x: 13.542000; Data on y: 9.943000; Data on z: -1009.000977</text:span></text:p>
      <text:p text:style-name="P1"><text:span text:style-name="T1">Data on x: 15.006000; Data on y: 7.869000; Data on z: -1009.367004</text:span></text:p>
      <text:p text:style-name="P1"><text:span text:style-name="T1">Data on x: 15.433000; Data on y: 8.418000; Data on z: -1004.242981</text:span></text:p>
      <text:p text:style-name="P1"><text:span text:style-name="T1">Data on x: 11.895000; Data on y: 8.479000; Data on z: -1008.879028</text:span></text:p>
      <text:p text:style-name="P1"><text:span text:style-name="T1">Data on x: 28.548000; Data on y: 9.760000; Data on z: - Data on x: 1.220000; Data on y: 9.333000; Data on z: -1006.012024</text:span></text:p>
      <text:p text:style-name="P1"><text:span text:style-name="T1">Data on x: 14.762000; Data on y: 10.309000; Data on z: -1008.573975</text:span></text:p>
      <text:p text:style-name="P1"><text:span text:style-name="T1">Data on x: 14.274000; Data on y: 10.980000; Data on z: -1005.341003</text:span></text:p>
      <text:p text:style-name="P1"><text:span text:style-name="T1">Data on x: 14.091000; Data on y: 10.004000; Data on z: -1002.229980</text:span></text:p>
      <text:p text:style-name="P1"><text:span text:style-name="T1">Data on x: 25.254000; Data on y: 7.991000; Data on z: -100Data on x: 1.037000; Data on y: 9.455000; Data on z: -1004.426025</text:span></text:p>
      <text:p text:style-name="P1"><text:span text:style-name="T1">Data on x: 8.845000; Data on y: 10.492000; Data on z: -1004.364990</text:span></text:p>
      <text:p text:style-name="P1"><text:span text:style-name="T1">Data on x: 11.712000; Data on y: 8.906000; Data on z: -1008.268982</text:span></text:p>
      <text:p text:style-name="P1"><text:span text:style-name="T1">Data on x: 13.786000; Data on y: 10.065000; Data on z: -1007.658997</text:span></text:p>
      <text:p text:style-name="P1"><text:span text:style-name="T1">Data on x: 14.579000; Data on y: 7 Data on x: 14.213000; Data on y: 10.248000; Data on z: -1007.598022</text:span></text:p>
      <text:p text:style-name="P1"><text:span text:style-name="T1">Data on x: 14.579000; Data on y: 7.686000; Data on z: -1006.133972</text:span></text:p>
      <text:p text:style-name="P1"><text:span text:style-name="T1">Data on x: 28.914000; Data on y: 8.723000; Data on z: -1008.208008</text:span></text:p>
      <text:p text:style-name="P1"><text:span text:style-name="T1">Data on x: 17.995001; Data on y: 8.479000; Data on z: -1005.463013</text:span></text:p>
      <text:p text:style-name="P1"><text:span text:style-name="T1">DData on x: 30.622000; Data on y: 7.198000; Data on z: -1005.463013</text:span></text:p>
      <text:p text:style-name="P1"><text:span text:style-name="T1">Data on x: 1.220000; Data on y: 10.309000; Data on z: -1003.267029</text:span></text:p>
      <text:p text:style-name="P1"><text:span text:style-name="T1">Data on x: 30.073000; Data on y: 8.296000; Data on z: -1003.877014</text:span></text:p>
      <text:p text:style-name="P1"><text:span text:style-name="T1">Data on x: 15.982000; Data on y: 8.174000; Data on z: -1009.306030</text:span></text:p>
      <text:p text:style-name="P1"><text:span text:style-name="T1"><text:s/>Data on x: 0.000000; Data on y: 10.492000; Data on z: -1003.693970</text:span></text:p>
      <text:p text:style-name="P1"><text:span text:style-name="T1">Data on x: 29.280001; Data on y: 8.174000; Data on z: -1007.171021</text:span></text:p>
      <text:p text:style-name="P1"><text:span text:style-name="T1">Data on x: 17.385000; Data on y: 8.906000; Data on z: -1008.573975</text:span></text:p>
      <text:p text:style-name="P1"><text:span text:style-name="T1">Data on x: 16.591999; Data on y: 8.296000; Data on z: -1008.330017</text:span></text:p>
      <text:p text:style-name="P1"><text:span text:style-name="T1">Data on x: 0.122000; Data on y: 8.418000; Data on z: Data on x: 15.494000; Data on y: 7.320000; Data on z: -1003.572021</text:span></text:p>
      <text:p text:style-name="P1"><text:span text:style-name="T1">Data on x: 26.413000; Data on y: 8.479000; Data on z: -1007.476013</text:span></text:p>
      <text:p text:style-name="P1"><text:span text:style-name="T1">Data on x: 0.976000; Data on y: 9.150000; Data on z: -1007.598022</text:span></text:p>
      <text:p text:style-name="P1"><text:span text:style-name="T1">Data on x: 14.518000; Data on y: 8.723000; Data on z: -1001.802979</text:span></text:p>
      <text:p text:style-name="P1"><text:span text:style-name="T1">Data on x: 8.967Data on x: 13.969000; Data on y: 6.527000; Data on z: -1002.351990</text:span></text:p>
      <text:p text:style-name="P1"><text:span text:style-name="T1">Data on x: 9.211000; Data on y: 7.503000; Data on z: -1010.953003</text:span></text:p>
      <text:p text:style-name="P1"><text:span text:style-name="T1">Data on x: 12.017000; Data on y: 4.087000; Data on z: -1008.757019</text:span></text:p>
      <text:p text:style-name="P1"><text:span text:style-name="T1">Data on x: 21.533001; Data on y: 5.246000; Data on z: -978.195984</text:span></text:p>
      <text:p text:style-name="P1"><text:span text:style-name="T1">Data on x: 16.287001; Data on y: 25.802999; Data on z: -1005.523987</text:span></text:p>
      <text:p text:style-name="P1"><text:span text:style-name="T1">Data on x: 7.442000; Data on y: 36.173000; Data on z: -1025.958984</text:span></text:p>
      <text:p text:style-name="P1"><text:span text:style-name="T1">Data on x: 8.479000; Data on y: 33.855000; Data on z: -1023.275024</text:span></text:p>
      <text:p text:style-name="P1"><text:span text:style-name="T1">Data on x: 9.882000; Data on y: 32.939999; Data on z: -1009.916016</text:span></text:p>
      <text:p text:style-name="P1"><text:span text:style-name="T1">Data on x: -13.115000; Data on y: 29.889999; Data on z: -1003.450012</text:span></text:p>
      <text:p text:style-name="P1"><text:span text:style-name="T1">Data on x: -1.708000; Data on y: 30.561001; Data on z: -1001.315002</text:span></text:p>
      <text:p text:style-name="P1"><text:span text:style-name="T1">Data on x: 15.006000; Data on y: 33.428001; Data on z: -1005.585022</text:span></text:p>
      <text:p text:style-name="P1"><text:span text:style-name="T1">Data on x: 0.976000; Data on y: 23.667999; Data on z: -994.788025</text:span></text:p>
      <text:p text:style-name="P1"><text:span text:style-name="T1">Data on x: 3.111000; Data on y: 32.085999; Data on z: -1003.145020</text:span></text:p>
      <text:p text:style-name="P1"><text:span text:style-name="T1">Data on x: 2.318000; Data on y: 31.964001; Data on z: -1006.072998</text:span></text:p>
      <text:p text:style-name="P1"><text:span text:style-name="T1">Data on x: 4.697000; Data on y: 32.695999; Data on z: -1012.112000</text:span></text:p>
      <text:p text:style-name="P1"><text:span text:style-name="T1">Data on x: 7.991000; Data on y: 34.221001; Data on z: -1007.536987</text:span></text:p>
      <text:p text:style-name="P1"><text:span text:style-name="T1">Data on x: 3.965000; Data on y: 34.282001; Data on z: -1013.515015</text:span></text:p>
      <text:p text:style-name="P1"><text:span text:style-name="T1">Data on x: 7.137000; Data on y: 29.951000; Data on z: -1007.536987</text:span></text:p>
      <text:p text:style-name="P1"><text:span text:style-name="T1">Data on x: 7.076000; Data on y: 30.988001; Data on z: -1004.059998</text:span></text:p>
      <text:p text:style-name="P1"><text:span text:style-name="T1">Data on x: 5.124000; Data on y: 31.719999; Data on z: -1008.817 Data on x: 10.248000; Data on y: 29.035999; Data on z: -1006.133972</text:span></text:p>
      <text:p text:style-name="P1"><text:span text:style-name="T1">Data on x: 9.882000; Data on y: 30.195000; Data on z: -1004.791992</text:span></text:p>
      <text:p text:style-name="P1"><text:span text:style-name="T1">Data on x: 9.211000; Data on y: 31.171000; Data on z: -1005.280029</text:span></text:p>
      <text:p text:style-name="P1"><text:span text:style-name="T1">Data on x: 11.346000; Data on y: 31.537001; Data on z: -1009.427979</text:span></text:p>
      <text:p text:style-name="P1"><text:span text:style-name="T1">Data on x: 10.431000; Data on y: 30.378000; Data on z: -1010.159Data on x: 9.394000; Data on y: 28.548000; Data on z: -1004.853027</text:span></text:p>
      <text:p text:style-name="P1"><text:span text:style-name="T1">Data on x: 10.004000; Data on y: 28.243000; Data on z: -1003.145020</text:span></text:p>
      <text:p text:style-name="P1"><text:span text:style-name="T1">Data on x: 8.967000; Data on y: 29.951000; Data on z: -1006.500000</text:span></text:p>
      <text:p text:style-name="P1"><text:span text:style-name="T1">Data on x: 10.431000; Data on y: 29.462999; Data on z: -1002.169006</text:span></text:p>
      <text:p text:style-name="P1"><text:span text:style-name="T1">Data on x: 8 Data on x: 9.150000; Data on y: 27.389000; Data on z: -1006.072998</text:span></text:p>
      <text:p text:style-name="P1"><text:span text:style-name="T1">Data on x: 11.407000; Data on y: 28.304001; Data on z: -1006.195007</text:span></text:p>
      <text:p text:style-name="P1"><text:span text:style-name="T1">Data on x: 9.638000; Data on y: 27.084000; Data on z: -1004.731018</text:span></text:p>
      <text:p text:style-name="P1"><text:span text:style-name="T1">Data on x: 12.078000; Data on y: 27.450001; Data on z: -1003.937988</text:span></text:p>
      <text:p text:style-name="P1"><text:span text:style-name="T1">Data on x: 10.431000; Data on y: 26.596001; Data on z: -1001.192993</text:span></text:p>
      <text:p text:style-name="P1"><text:span text:style-name="T1">Data on x: 6.832000; Data on y: 25.010000; Data on z: -1005.341003</text:span></text:p>
      <text:p text:style-name="P1"><text:span text:style-name="T1">Data on x: 10.553000; Data on y: 27.205999; Data on z: -1005.158020</text:span></text:p>
      <text:p text:style-name="P1"><text:span text:style-name="T1">Data on x: 9.028000; Data on y: 25.193001; Data on z: -1005.768005</text:span></text:p>
      <text:p text:style-name="P1"><text:span text:style-name="T1"><text:s/>Data on x: 7.869000; Data on y: 21.410999; Data on z: -1005.523987</text:span></text:p>
      <text:p text:style-name="P1"><text:span text:style-name="T1">Data on x: 10.431000; Data on y: 22.875000; Data on z: -1012.112000</text:span></text:p>
      <text:p text:style-name="P1"><text:span text:style-name="T1">Data on x: 8.540000; Data on y: 20.740000; Data on z: -1004.853027</text:span></text:p>
      <text:p text:style-name="P1"><text:span text:style-name="T1">Data on x: 7.259000; Data on y: 18.910000; Data on z: -1005.158020</text:span></text:p>
      <text:p text:style-name="P1"><text:span text:style-name="T1">Data on x: 7.076000; Data on y: 20.618000; Dat Data on x: 7.686000; Data on y: 18.726999; Data on z: -1006.255981</text:span></text:p>
      <text:p text:style-name="P1"><text:span text:style-name="T1">Data on x: 7.991000; Data on y: 19.642000; Data on z: -1005.585022</text:span></text:p>
      <text:p text:style-name="P1"><text:span text:style-name="T1">Data on x: 4.941000; Data on y: 17.750999; Data on z: -1007.598022</text:span></text:p>
      <text:p text:style-name="P1"><text:span text:style-name="T1">Data on x: 7.076000; Data on y: 18.177999; Data on z: -1010.038025</text:span></text:p>
      <text:p text:style-name="P1"><text:span text:style-name="T1">Data on x: 6.893000; Data on y: 15.006000; Data on z: -Data on x: 5.734000; Data on y: 16.469999; Data on z: -1007.354004</text:span></text:p>
      <text:p text:style-name="P1"><text:span text:style-name="T1">Data on x: 5.917000; Data on y: 9.760000; Data on z: -1000.156006</text:span></text:p>
      <text:p text:style-name="P1"><text:span text:style-name="T1">Data on x: 1.159000; Data on y: 23.973000; Data on z: -1002.840027</text:span></text:p>
      <text:p text:style-name="P1"><text:span text:style-name="T1">Data on x: 9.211000; Data on y: -0.732000; Data on z: -1000.765991</text:span></text:p>
      <text:p text:style-name="P1"><text:span text:style-name="T1">Data on x: 4.758000; Data Data on x: 5.063000; Data on y: 9.821000; Data on z: -1001.681030</text:span></text:p>
      <text:p text:style-name="P1"><text:span text:style-name="T1">Data on x: 8.174000; Data on y: 8.662000; Data on z: -1004.731018</text:span></text:p>
      <text:p text:style-name="P1"><text:span text:style-name="T1">Data on x: 4.758000; Data on y: 10.492000; Data on z: -1006.622009</text:span></text:p>
      <text:p text:style-name="P1"><text:span text:style-name="T1">Data on x: 4.758000; Data on y: 6.710000; Data on z: -1003.328003</text:span></text:p>
      <text:p text:style-name="P1"><text:span text:style-name="T1">Data on x: 7.320000; Data on x: 3.599000; Data on y: 8.296000; Data on z: -1005.341003</text:span></text:p>
      <text:p text:style-name="P1"><text:span text:style-name="T1">Data on x: 8.784000; Data on y: 9.333000; Data on z: -1009.000977</text:span></text:p>
      <text:p text:style-name="P1"><text:span text:style-name="T1">Data on x: 6.283000; Data on y: 10.858000; Data on z: -1008.695984</text:span></text:p>
      <text:p text:style-name="P1"><text:span text:style-name="T1">Data on x: 7.564000; Data on y: 9.943000; Data on z: -1004.731018</text:span></text:p>
      <text:p text:style-name="P1"><text:span text:style-name="T1">Data on x: 5.612000; Data on y: 9.028000; Data on z: -1001.254028</text:span></text:p>
      <text:p text:style-name="P1"><text:span text:style-name="T1">Data on x: 5.246000; Data on y: 1.464000; Data on z: -1008.817993</text:span></text:p>
      <text:p text:style-name="P1"><text:span text:style-name="T1">Data on x: 8.601000; Data on y: 9.577000; Data on z: -1004.182007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